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61997301071-mea7cthog156psvo7ll2qo4gl250ikk5.apps.googleusercontent.com</text:p>
      <text:p text:style-name="Standard"/>
      <text:p text:style-name="Standard">7af10f3w1-C38gFcvgkcIb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8:08:50.995794488</meta:creation-date>
    <dc:date>2020-05-12T22:49:02.604618396</dc:date>
    <meta:editing-duration>PT3H39M51S</meta:editing-duration>
    <meta:editing-cycles>1</meta:editing-cycles>
    <meta:document-statistic meta:table-count="0" meta:image-count="0" meta:object-count="0" meta:page-count="1" meta:paragraph-count="2" meta:word-count="2" meta:character-count="96" meta:non-whitespace-character-count="96"/>
    <meta:generator>LibreOffice/6.0.7.3$Linux_X86_64 LibreOffice_project/00m0$Build-3</meta:generator>
  </office:meta>
</office:document-meta>
</file>